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0">
      <style:table-cell-properties fo:background-color="#FFFF00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fo:wrap-option="wrap" fo:background-color="#FFFF00"/>
    </style:style>
    <style:style style:name="co1" style:family="table-column">
      <style:table-column-properties fo:break-before="auto" style:column-width="7.9904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6.00604166666667cm"/>
    </style:style>
    <style:style style:name="co4" style:family="table-column">
      <style:table-column-properties fo:break-before="auto" style:column-width="7.32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varianta</text:p>
          </table:table-cell>
          <table:table-cell office:value-type="string" table:style-name="ce3">
            <text:p>počet potřebných iterací k dosažení požadované přesnosti</text:p>
          </table:table-cell>
          <table:table-cell office:value-type="string" table:style-name="ce3">
            <text:p>popis varianty</text:p>
          </table:table-cell>
          <table:table-cell office:value-type="string" table:style-name="ce3">
            <text:p>komentář k výsledk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</text:p>
          </table:table-cell>
          <table:table-cell office:value-type="float" office:value="33" table:style-name="ce4">
            <text:p>33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Jb</text:p>
          </table:table-cell>
          <table:table-cell office:value-type="float" office:value="987" table:style-name="ce4">
            <text:p>987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Jc</text:p>
          </table:table-cell>
          <table:table-cell office:value-type="string" table:style-name="ce6">
            <text:p>-</text:p>
          </table:table-cell>
          <table:table-cell table:style-name="ce5"/>
          <table:table-cell office:value-type="string" table:style-name="ce5">
            <text:p>Metoda nekonverguje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Sa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GSb</text:p>
          </table:table-cell>
          <table:table-cell office:value-type="float" office:value="495" table:style-name="ce4">
            <text:p>495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GSc</text:p>
          </table:table-cell>
          <table:table-cell office:value-type="string" table:style-name="ce6">
            <text:p>-</text:p>
          </table:table-cell>
          <table:table-cell table:style-name="ce5"/>
          <table:table-cell office:value-type="string" table:style-name="ce5">
            <text:p>Metoda nekonverguje.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(případné další varianty – popište)</text:p>
          </table:table-cell>
          <table:table-cell table:style-name="ce4"/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J gama=5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J gama=8</text:p>
          </table:table-cell>
          <table:table-cell office:value-type="float" office:value="10" table:style-name="ce4">
            <text:p>10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J gama=16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 gama=128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 gama=256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 gama=512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 gama=1024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GS gama=5</text:p>
          </table:table-cell>
          <table:table-cell office:value-type="float" office:value="10" table:style-name="ce4">
            <text:p>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GS gama=8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16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128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256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512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1024</text:p>
          </table:table-cell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GS gama=3 omega=0.5</text:p>
          </table:table-cell>
          <table:table-cell office:value-type="float" office:value="60" table:style-name="ce4">
            <text:p>6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3¨omega=1.2</text:p>
          </table:table-cell>
          <table:table-cell office:value-type="float" office:value="15" table:style-name="ce4">
            <text:p>1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3 omega=1.5</text:p>
          </table:table-cell>
          <table:table-cell office:value-type="float" office:value="28" table:style-name="ce4">
            <text:p>2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S gama=3 omega=2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Metoda nekonverguje.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celkový komentář</text:p>
          </table:table-cell>
          <table:table-cell office:value-type="string" table:number-columns-spanned="2" table:number-rows-spanned="1" table:style-name="ce8">
            <text:p>Obě metody a jejich varianty jsou implementovány dle přednášek. Iterační funkce je identická pro obě metody až na jinou matici Q. Jednotlivé metody postupně konvergují k výsledku pro gamma = 3 a 2, avšak pro gamma = 1 ani jedna metoda nekonverguje. To je způsobeno tím, že jejich spektrální poloměr (maximum absolutní hodnoty vlastních čísel) matice E - Q^-1 * A je větší než 1, zatímco metoda konverguje právě tehdy když spektrální poloměr je menší než 1. Zkoušel jsem změnu parametru gama pro obě metody, kde s navyšující hodnotou se pro obě metody výrazně snižoval počet potřebných iterací. Následně jsem sledoval vliv parametru omega u metody GS, kde metoda pro hodnotu 2 a výše nekonverguje, což je s předpokladem s tvrzením 27.4 z přednášky. Tento parametr se používá pro urychlení konvergence a nejnižší počet iterací potřebných k dosažení požadované přesnosti byl naměřen okolo hodnoty 1,2.</text:p>
          </table:table-cell>
          <table:covered-table-cell/>
          <table:table-cell table:number-columns-repeated="16381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onza Bittner</dc:creator>
    <meta:creation-date>2020-11-26T09:57:18Z</meta:creation-date>
    <dc:date>2021-01-04T00:51:22Z</dc:date>
    <meta:editing-cycles>3</meta:editing-cycles>
    <meta:editing-duration>PT368S</meta:editing-duration>
  </office:meta>
</office:document-meta>
</file>